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isp Language Reference</text:p>
      <text:p text:style-name="P2"/>
      <text:p text:style-name="P3">A <text:s/>| B <text:s/>| C <text:s/>| D <text:s/>| E <text:s/>| F <text:s/>| G <text:s/>| I <text:s/>| L <text:s/>| M <text:s/>| N <text:s/>| O <text:s/>| P <text:s/>| R <text:s/>| S <text:s/>| T <text:s/>| U <text:s/>| V <text:s/>| W <text:s/>| <text:bookmark-ref text:reference-format="text" text:ref-name="Non-Alphabetic">Non-Alphabetic</text:bookmark-ref></text:p>
      <text:p text:style-name="P1"/>
      <text:p text:style-name="P3"><text:bookmark-start text:name="Non-Alphabetic"/>Non-Alphabetic<text:bookmark-end text:name="Non-Alphabetic"/></text:p>
      <text:p text:style-name="P1">+</text:p>
      <text:p text:style-name="P1">-</text:p>
      <text:p text:style-name="P1">*</text:p>
      <text:p text:style-name="P1">/</text:p>
      <text:p text:style-name="P1">`</text:p>
      <text:p text:style-name="P1">&gt;</text:p>
      <text:p text:style-name="P1">&lt;</text:p>
      <text:p text:style-name="P1">&lt;=</text:p>
      <text:p text:style-name="P1">&gt;=</text:p>
      <text:p text:style-name="P1"/>
      <text:p text:style-name="P3">A</text:p>
      <text:p text:style-name="P1">ABORT</text:p>
      <text:p text:style-name="P1">ALIAS</text:p>
      <text:p text:style-name="P1">ALLOC-EXT-MEM-CHAR</text:p>
      <text:p text:style-name="P1">ALLOC-EXT-MEM-FLOAT</text:p>
      <text:p text:style-name="P1">ALLOC-EXT-MEM-INT</text:p>
      <text:p text:style-name="P1">AND</text:p>
      <text:p text:style-name="P1">APPEND</text:p>
      <text:p text:style-name="P1">APPLY</text:p>
      <text:p text:style-name="P1">ARRAY-EQ</text:p>
      <text:p text:style-name="P1">ARRAY-GET</text:p>
      <text:p text:style-name="P1">ARRAY-LENGTH</text:p>
      <text:p text:style-name="P1">ARRAY-SET</text:p>
      <text:p text:style-name="P1">ARRAYP</text:p>
      <text:p text:style-name="P1">ASSERT</text:p>
      <text:p text:style-name="P1">ASSOC</text:p>
      <text:p text:style-name="P1">ATOM</text:p>
      <text:p text:style-name="P1"/>
      <text:p text:style-name="P3">B</text:p>
      <text:p text:style-name="P1">BREAK</text:p>
      <text:p text:style-name="P1">BUTLAST</text:p>
      <text:p text:style-name="P1"/>
      <text:p text:style-name="P3">C</text:p>
      <text:p text:style-name="P1">CAAR</text:p>
      <text:p text:style-name="P1">CADAR</text:p>
      <text:p text:style-name="P1">CADDDR</text:p>
      <text:p text:style-name="P1">CADDR</text:p>
      <text:p text:style-name="P1">CADR</text:p>
      <text:p text:style-name="P1">CALL-FOREIGN-FUNCTION</text:p>
      <text:p text:style-name="P1">CALL-METHOD</text:p>
      <text:p text:style-name="P1">CAR</text:p>
      <text:p text:style-name="P1">CDAR</text:p>
      <text:p text:style-name="P1">CDDR</text:p>
      <text:p text:style-name="P1">CDR</text:p>
      <text:p text:style-name="P1">CHARACTERP</text:p>
      <text:p text:style-name="P1">CLONE</text:p>
      <text:p text:style-name="P1">CLOSUREP</text:p>
      <text:p text:style-name="P1"><text:soft-page-break/>COMPILE</text:p>
      <text:p text:style-name="P1">COMPILE</text:p>
      <text:p text:style-name="P1">COMPILE-FN</text:p>
      <text:p text:style-name="P1">CONCAT</text:p>
      <text:p text:style-name="P1">CONCAT-STRINGS</text:p>
      <text:p text:style-name="P1">COND</text:p>
      <text:p text:style-name="P1">CONS</text:p>
      <text:p text:style-name="P1">CONS-PAIR</text:p>
      <text:p text:style-name="P1">CONSP</text:p>
      <text:p text:style-name="P1">CONTINUATIONP</text:p>
      <text:p text:style-name="P1">CREATE-IMAGE</text:p>
      <text:p text:style-name="P1">CREATE-INSTANCE</text:p>
      <text:p text:style-name="P1">CREATE-PACKAGE</text:p>
      <text:p text:style-name="P1">CURRY</text:p>
      <text:p text:style-name="P1"/>
      <text:p text:style-name="P3">D</text:p>
      <text:p text:style-name="P1">DEFINE-CLASS</text:p>
      <text:p text:style-name="P1">DEFMACRO</text:p>
      <text:p text:style-name="P1">DEFUN</text:p>
      <text:p text:style-name="P1">DOLIST</text:p>
      <text:p text:style-name="P1">DOTIMES</text:p>
      <text:p text:style-name="P1"/>
      <text:p text:style-name="P3">E</text:p>
      <text:p text:style-name="P1">EQ</text:p>
      <text:p text:style-name="P1">ERROR</text:p>
      <text:p text:style-name="P1">EVAL</text:p>
      <text:p text:style-name="P1">EXCEPTION</text:p>
      <text:p text:style-name="P1">EXPAND-MACRO</text:p>
      <text:p text:style-name="P1"/>
      <text:p text:style-name="P3">F</text:p>
      <text:p text:style-name="P1">FIFTH</text:p>
      <text:p text:style-name="P1">FIND</text:p>
      <text:p text:style-name="P1">FIND-IF</text:p>
      <text:p text:style-name="P1">FIRST</text:p>
      <text:p text:style-name="P1">FLATTEN</text:p>
      <text:p text:style-name="P1">FLOATP</text:p>
      <text:p text:style-name="P1">FOR</text:p>
      <text:p text:style-name="P1">FORMAT</text:p>
      <text:p text:style-name="P1">FOURTH</text:p>
      <text:p text:style-name="P1">FREE-EXT-MEM</text:p>
      <text:p text:style-name="P1">FUNCALL</text:p>
      <text:p text:style-name="P1"/>
      <text:p text:style-name="P3">G</text:p>
      <text:p text:style-name="P1">GENSYM</text:p>
      <text:p text:style-name="P1">GET-EXT-MEM-CELL</text:p>
      <text:p text:style-name="P1">GET-METHOD</text:p>
      <text:p text:style-name="P1"/>
      <text:p text:style-name="P3">I</text:p>
      <text:p text:style-name="P1">IN-PACKAGE</text:p>
      <text:p text:style-name="P1">INCF</text:p>
      <text:p text:style-name="P1">INSPECT-EXT-MEM</text:p>
      <text:p text:style-name="P1">INTEGERP</text:p>
      <text:p text:style-name="P1"><text:soft-page-break/></text:p>
      <text:p text:style-name="P3">L</text:p>
      <text:p text:style-name="P1">LABELS</text:p>
      <text:p text:style-name="P1">LAMBDA</text:p>
      <text:p text:style-name="P1">LAST</text:p>
      <text:p text:style-name="P1">LAST-N</text:p>
      <text:p text:style-name="P1">LENGTH</text:p>
      <text:p text:style-name="P1">LET</text:p>
      <text:p text:style-name="P1">LET1</text:p>
      <text:p text:style-name="P1">LIST</text:p>
      <text:p text:style-name="P1">LISTP</text:p>
      <text:p text:style-name="P1">LOAD-FILE</text:p>
      <text:p text:style-name="P1">LOAD-FOREIGN-LIBRARY</text:p>
      <text:p text:style-name="P1">LOAD-OBJECT</text:p>
      <text:p text:style-name="P1"/>
      <text:p text:style-name="P3">M</text:p>
      <text:p text:style-name="P1">MACROP</text:p>
      <text:p text:style-name="P1">MAKE-ARRAY</text:p>
      <text:p text:style-name="P1">MAKE-INSTANCE</text:p>
      <text:p text:style-name="P1">MAKE-STRING</text:p>
      <text:p text:style-name="P1">MAP</text:p>
      <text:p text:style-name="P1">MAPCAN</text:p>
      <text:p text:style-name="P1">MAPCAR</text:p>
      <text:p text:style-name="P1">MAX</text:p>
      <text:p text:style-name="P1">MIN</text:p>
      <text:p text:style-name="P1">MULTIPLE-VALUE-BIND</text:p>
      <text:p text:style-name="P1"/>
      <text:p text:style-name="P3">N</text:p>
      <text:p text:style-name="P1">NCONC</text:p>
      <text:p text:style-name="P1">NEQ</text:p>
      <text:p text:style-name="P1">NEWLINE</text:p>
      <text:p text:style-name="P1">NOT</text:p>
      <text:p text:style-name="P1">NTH</text:p>
      <text:p text:style-name="P1">NULL</text:p>
      <text:p text:style-name="P1">NUMPERP</text:p>
      <text:p text:style-name="P1"/>
      <text:p text:style-name="P3">O</text:p>
      <text:p text:style-name="P1">OR</text:p>
      <text:p text:style-name="P1"/>
      <text:p text:style-name="P3">P</text:p>
      <text:p text:style-name="P1">PAIR</text:p>
      <text:p text:style-name="P1">PRINT</text:p>
      <text:p text:style-name="P1">PRINT-STRING</text:p>
      <text:p text:style-name="P1">PRINTLN</text:p>
      <text:p text:style-name="P1">PROFILE</text:p>
      <text:p text:style-name="P1"/>
      <text:p text:style-name="P3">R</text:p>
      <text:p text:style-name="P1">RANGE</text:p>
      <text:p text:style-name="P1">READ</text:p>
      <text:p text:style-name="P1">READ-CHARACTER</text:p>
      <text:p text:style-name="P1">READ-FLOAT</text:p>
      <text:p text:style-name="P1">READ-INTEGER</text:p>
      <text:p text:style-name="P1"><text:soft-page-break/>READ-STRING</text:p>
      <text:p text:style-name="P1">REC</text:p>
      <text:p text:style-name="P1">REMOVE</text:p>
      <text:p text:style-name="P1">REMOVE-DUPLICATES</text:p>
      <text:p text:style-name="P1">REMOVE-IF</text:p>
      <text:p text:style-name="P1">REMOVE-IF-NOT</text:p>
      <text:p text:style-name="P1">REMOVE-LAST</text:p>
      <text:p text:style-name="P1">REST</text:p>
      <text:p text:style-name="P1">RESUME</text:p>
      <text:p text:style-name="P1">RETURN-FROM</text:p>
      <text:p text:style-name="P1">REVERSE</text:p>
      <text:p text:style-name="P1"/>
      <text:p text:style-name="P3">S</text:p>
      <text:p text:style-name="P1">SAVE-OBJECT</text:p>
      <text:p text:style-name="P1">SECOND</text:p>
      <text:p text:style-name="P1">SELECT</text:p>
      <text:p text:style-name="P1">SET-EXT-MEM</text:p>
      <text:p text:style-name="P1">SET-EXT-MEM-CELL</text:p>
      <text:p text:style-name="P1">SETCAR</text:p>
      <text:p text:style-name="P1">SETCDR</text:p>
      <text:p text:style-name="P1">SETQ</text:p>
      <text:p text:style-name="P1">STRING</text:p>
      <text:p text:style-name="P1">STRING-GET</text:p>
      <text:p text:style-name="P1">STRING-SET</text:p>
      <text:p text:style-name="P1">STRINGP</text:p>
      <text:p text:style-name="P1">SUB-ARRAY</text:p>
      <text:p text:style-name="P1">SUBLIST</text:p>
      <text:p text:style-name="P1">SUBSTRING</text:p>
      <text:p text:style-name="P1">SYMBOL</text:p>
      <text:p text:style-name="P1">SYMBOL-NAME</text:p>
      <text:p text:style-name="P1">SYMBOL-VALUE</text:p>
      <text:p text:style-name="P1">SYMBOLP</text:p>
      <text:p text:style-name="P1"/>
      <text:p text:style-name="P3">T</text:p>
      <text:p text:style-name="P1">THIRD</text:p>
      <text:p text:style-name="P1">THROW</text:p>
      <text:p text:style-name="P1">TIME</text:p>
      <text:p text:style-name="P1">TRY</text:p>
      <text:p text:style-name="P1"/>
      <text:p text:style-name="P5">U</text:p>
      <text:p text:style-name="P1">UNBIND</text:p>
      <text:p text:style-name="P1">UNWIND-PROTECT</text:p>
      <text:p text:style-name="P1"/>
      <text:p text:style-name="P3">V</text:p>
      <text:p text:style-name="P1">VALUES</text:p>
      <text:p text:style-name="P1"/>
      <text:p text:style-name="P3">W</text:p>
      <text:p text:style-name="P1">WHIL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4:50:49</meta:creation-date>
    <dc:date>2014-11-21T15:33:12</dc:date>
    <meta:editing-duration>PT27M50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4" meta:paragraph-count="183" meta:word-count="223" meta:character-count="1335" meta:non-whitespace-character-count="1276"/>
  </office:meta>
</office:document-meta>
</file>